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8d6e" officeooo:paragraph-rsid="000e8d6e"/>
    </style:style>
    <style:style style:name="P2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3" style:family="paragraph" style:parent-style-name="Text_20_body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4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1e8b5"/>
    </style:style>
    <style:style style:name="P5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557af"/>
    </style:style>
    <style:style style:name="P6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6ddc1"/>
    </style:style>
    <style:style style:name="P7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93685"/>
    </style:style>
    <style:style style:name="P8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0fc9d"/>
    </style:style>
    <style:style style:name="P9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0350"/>
    </style:style>
    <style:style style:name="P10" style:family="paragraph" style:parent-style-name="Standard">
      <style:text-properties fo:font-size="18pt" officeooo:rsid="000e8d6e" officeooo:paragraph-rsid="000e8d6e" style:font-size-asian="18pt" style:font-size-complex="18pt"/>
    </style:style>
    <style:style style:name="P11" style:family="paragraph" style:parent-style-name="Standard">
      <style:text-properties officeooo:paragraph-rsid="001557af"/>
    </style:style>
    <style:style style:name="P12" style:family="paragraph" style:parent-style-name="Standard">
      <style:text-properties officeooo:paragraph-rsid="00210350"/>
    </style:style>
    <style:style style:name="P13" style:family="paragraph" style:parent-style-name="Standard" style:list-style-name="L2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0350"/>
    </style:style>
    <style:style style:name="P14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93685"/>
    </style:style>
    <style:style style:name="P15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91b4"/>
    </style:style>
    <style:style style:name="P16" style:family="paragraph" style:parent-style-name="Standard" style:list-style-name="L3">
      <style:text-properties officeooo:paragraph-rsid="00210350"/>
    </style:style>
    <style:style style:name="P17" style:family="paragraph" style:parent-style-name="Standard" style:list-style-name="L4">
      <style:text-properties loext:padding="0.049cm" loext:border="0.06pt solid #d9d9e3"/>
    </style:style>
    <style:style style:name="P18" style:family="paragraph" style:parent-style-name="Standard">
      <style:text-properties officeooo:paragraph-rsid="002191b4"/>
    </style:style>
    <style:style style:name="P19" style:family="paragraph" style:parent-style-name="Standard" style:list-style-name="L4">
      <style:text-properties officeooo:rsid="002191b4" officeooo:paragraph-rsid="002191b4" loext:padding="0.049cm" loext:border="0.06pt solid #d9d9e3"/>
    </style:style>
    <style:style style:name="P20" style:family="paragraph" style:parent-style-name="Standard" style:list-style-name="L5">
      <style:text-properties officeooo:paragraph-rsid="002191b4"/>
    </style:style>
    <style:style style:name="P21" style:family="paragraph" style:parent-style-name="Standard" style:list-style-name="L6">
      <style:text-properties officeooo:paragraph-rsid="002191b4"/>
    </style:style>
    <style:style style:name="P22" style:family="paragraph" style:parent-style-name="Standard" style:list-style-name="L8">
      <style:text-properties officeooo:paragraph-rsid="002191b4"/>
    </style:style>
    <style:style style:name="P23" style:family="paragraph" style:parent-style-name="Standard">
      <style:text-properties officeooo:paragraph-rsid="00236fff"/>
    </style:style>
    <style:style style:name="P24" style:family="paragraph" style:parent-style-name="Standard">
      <style:text-properties officeooo:paragraph-rsid="0024387d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Lato Extended" fo:font-size="12pt" fo:letter-spacing="normal" fo:font-style="normal" fo:font-weight="normal" loext:padding="0cm" loext:border="none"/>
    </style:style>
    <style:style style:name="T1" style:family="text">
      <style:text-properties fo:font-weight="normal" loext:padding="0cm" loext:border="none"/>
    </style:style>
    <style:style style:name="T2" style:family="text">
      <style:text-properties fo:font-weight="normal" officeooo:rsid="0011e8b5" loext:padding="0cm" loext:border="none"/>
    </style:style>
    <style:style style:name="T3" style:family="text">
      <style:text-properties fo:font-weight="normal" officeooo:rsid="001557af" style:font-size-asian="10.5pt" style:font-size-complex="12pt" loext:padding="0cm" loext:border="none"/>
    </style:style>
    <style:style style:name="T4" style:family="text">
      <style:text-properties fo:font-size="18pt" fo:font-weight="normal" officeooo:rsid="001557af" style:font-size-asian="18pt" style:font-size-complex="18pt" loext:padding="0cm" loext:border="none"/>
    </style:style>
    <style:style style:name="T5" style:family="text">
      <style:text-properties fo:font-size="18pt" fo:font-weight="normal" officeooo:rsid="0016ddc1" style:font-size-asian="18pt" style:font-size-complex="18pt" loext:padding="0cm" loext:border="none"/>
    </style:style>
    <style:style style:name="T6" style:family="text">
      <style:text-properties fo:font-size="18pt" fo:font-weight="normal" officeooo:rsid="00182235" style:font-size-asian="18pt" style:font-size-complex="18pt" loext:padding="0cm" loext:border="none"/>
    </style:style>
    <style:style style:name="T7" style:family="text">
      <style:text-properties fo:font-size="18pt" fo:font-weight="normal" officeooo:rsid="00193685" style:font-size-asian="18pt" style:font-size-complex="18pt" loext:padding="0cm" loext:border="none"/>
    </style:style>
    <style:style style:name="T8" style:family="text">
      <style:text-properties fo:font-size="18pt" fo:font-weight="normal" officeooo:rsid="001a37ed" style:font-size-asian="18pt" style:font-size-complex="18pt" loext:padding="0cm" loext:border="none"/>
    </style:style>
    <style:style style:name="T9" style:family="text">
      <style:text-properties fo:font-size="18pt" fo:font-weight="normal" officeooo:rsid="001b7a9a" style:font-size-asian="18pt" style:font-size-complex="18pt" loext:padding="0cm" loext:border="none"/>
    </style:style>
    <style:style style:name="T10" style:family="text">
      <style:text-properties fo:font-size="18pt" fo:font-weight="normal" officeooo:rsid="001cd394" style:font-size-asian="18pt" style:font-size-complex="18pt" loext:padding="0cm" loext:border="none"/>
    </style:style>
    <style:style style:name="T11" style:family="text">
      <style:text-properties fo:font-size="18pt" style:text-underline-style="none" fo:font-weight="normal" officeooo:rsid="0020fc9d" style:font-size-asian="18pt" style:font-size-complex="18pt" loext:padding="0cm" loext:border="none"/>
    </style:style>
    <style:style style:name="T12" style:family="text">
      <style:text-properties fo:font-size="18pt" style:text-underline-style="none" fo:font-weight="normal" officeooo:rsid="0020fc9d" style:font-size-asian="18pt" style:font-size-complex="18pt" loext:padding="0.049cm" loext:border="0.06pt solid #d9d9e3"/>
    </style:style>
    <style:style style:name="T13" style:family="text">
      <style:text-properties fo:font-size="18pt" style:text-underline-style="none" fo:font-weight="normal" officeooo:rsid="00210350" style:font-size-asian="18pt" style:font-size-complex="18pt" loext:padding="0cm" loext:border="none"/>
    </style:style>
    <style:style style:name="T14" style:family="text">
      <style:text-properties fo:font-size="18pt" style:text-underline-style="none" fo:font-weight="normal" officeooo:rsid="002191b4" style:font-size-asian="18pt" style:font-size-complex="18pt" loext:padding="0.049cm" loext:border="0.06pt solid #d9d9e3"/>
    </style:style>
    <style:style style:name="T15" style:family="text">
      <style:text-properties fo:font-variant="normal" fo:text-transform="none" fo:color="#333333" loext:opacity="100%" style:font-name="Lato Extended" fo:font-size="18pt" fo:letter-spacing="normal" fo:font-style="normal" fo:font-weight="normal" officeooo:rsid="001557af" style:font-size-asian="18pt" style:font-size-complex="18pt" loext:padding="0cm" loext:border="none"/>
    </style:style>
    <style:style style:name="T16" style:family="text">
      <style:text-properties fo:font-variant="normal" fo:text-transform="none" fo:color="#333333" loext:opacity="100%" style:font-name="Lato Extended" fo:font-size="18pt" fo:letter-spacing="normal" fo:font-style="normal" style:text-underline-style="none" fo:font-weight="normal" officeooo:rsid="00210350" style:font-size-asian="18pt" style:font-size-complex="18pt" loext:padding="0cm" loext:border="none"/>
    </style:style>
    <style:style style:name="T17" style:family="text">
      <style:text-properties fo:font-variant="normal" fo:text-transform="none" fo:color="#333333" loext:opacity="100%" style:font-name="Lato Extended" fo:font-size="18pt" fo:letter-spacing="normal" fo:font-style="normal" style:text-underline-style="none" fo:font-weight="normal" officeooo:rsid="0020fc9d" style:font-size-asian="18pt" style:font-size-complex="18pt" loext:padding="0.049cm" loext:border="0.06pt solid #d9d9e3"/>
    </style:style>
    <style:style style:name="T18" style:family="text">
      <style:text-properties fo:font-variant="normal" fo:text-transform="none" fo:color="#333333" loext:opacity="100%" style:font-name="Lato Extended" fo:font-size="18pt" fo:letter-spacing="normal" fo:font-style="normal" style:text-underline-style="none" fo:font-weight="normal" officeooo:rsid="0024387d" style:font-size-asian="18pt" style:font-size-complex="18pt" loext:padding="0.049cm" loext:border="0.06pt solid #d9d9e3"/>
    </style:style>
    <style:style style:name="T19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191b4" style:font-size-asian="18pt" style:font-size-complex="18pt" loext:padding="0.049cm" loext:border="0.06pt solid #d9d9e3"/>
    </style:style>
    <style:style style:name="T20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1557af" style:font-size-asian="12pt" style:font-size-complex="12pt" loext:padding="0cm" loext:border="none"/>
    </style:style>
    <style:style style:name="T21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182235" style:font-size-asian="12pt" style:font-size-complex="12pt" loext:padding="0cm" loext:border="none"/>
    </style:style>
    <style:style style:name="T22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191b4" style:font-size-asian="12pt" style:font-size-complex="12pt" loext:padding="0cm" loext:border="none"/>
    </style:style>
    <style:style style:name="T23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36fff" style:font-size-asian="12pt" style:font-size-complex="12pt" loext:padding="0cm" loext:border="none"/>
    </style:style>
    <style:style style:name="T24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4387d" style:font-size-asian="12pt" style:font-size-complex="12pt" loext:padding="0cm" loext:border="none"/>
    </style:style>
    <style:style style:name="T25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bold" officeooo:rsid="0024387d" style:font-size-asian="12pt" style:font-weight-asian="bold" style:font-size-complex="12pt" style:font-weight-complex="bold" loext:padding="0cm" loext:border="none"/>
    </style:style>
    <style:style style:name="T26" style:family="text">
      <style:text-properties fo:font-size="24pt" style:text-underline-style="solid" style:text-underline-width="auto" style:text-underline-color="font-color" fo:font-weight="bold" officeooo:rsid="0020fc9d" style:font-size-asian="24pt" style:font-weight-asian="bold" style:font-size-complex="24pt" style:font-weight-complex="bold" loext:padding="0cm" loext:border="none"/>
    </style:style>
    <style:style style:name="T27" style:family="text">
      <style:text-properties fo:font-size="24pt" style:text-underline-style="solid" style:text-underline-width="auto" style:text-underline-color="font-color" fo:font-weight="bold" officeooo:rsid="002191b4" style:font-size-asian="24pt" style:font-weight-asian="bold" style:font-size-complex="24pt" style:font-weight-complex="bold" loext:padding="0cm" loext:border="none"/>
    </style:style>
    <style:style style:name="T28" style:family="text">
      <style:text-properties officeooo:rsid="002191b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28/11</text:p>
      <text:p text:style-name="P1"/>
      <text:p text:style-name="P1">Persistenza</text:p>
      <text:p text:style-name="P1">mentalita di crescita</text:p>
      <text:p text:style-name="P1">Responsabilita personale, senza scuse</text:p>
      <text:p text:style-name="P1">orientamento al futuro</text:p>
      <text:p text:style-name="P1"/>
      <text:p text:style-name="P2"><text:s/>competenze comportamentali</text:p>
      <text:p text:style-name="P2"><text:span text:style-name="Strong_20_Emphasis"><text:span text:style-name="T1">Adattabilità</text:span></text:span></text:p>
      <text:p text:style-name="P2"><text:span text:style-name="Strong_20_Emphasis"><text:span text:style-name="T1">Proattività</text:span></text:span></text:p>
      <text:p text:style-name="P2"><text:span text:style-name="Strong_20_Emphasis"><text:span text:style-name="T1">Orientamento ai dettagli</text:span></text:span></text:p>
      <text:p text:style-name="P4"><text:span text:style-name="Strong_20_Emphasis"><text:span text:style-name="T1">Lavoro di squadra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2">è importante combiarsi feedback.</text:span></text:span><text:span text:style-name="Strong_20_Emphasis"><text:span text:style-name="T1"><text:line-break/></text:span></text:span></text:p>
      <text:p text:style-name="P3"><text:span text:style-name="Strong_20_Emphasis"><text:span text:style-name="T1">Ora dovresti essere in grado di: </text:span></text:span></text:p>
      <text:list text:style-name="L1">
        <text:list-item>
          <text:p text:style-name="P25">Elencare le competenze comportamentali e le mentalità del programma Generation.</text:p>
        </text:list-item>
        <text:list-item>
          <text:p text:style-name="P25">Spiegare in che modo l’acquisizione delle competenze comportamentali e delle mentalità del programma Generation è importante ai fini del successo nel programma Generation stesso e nel percorso professionale.</text:p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4">29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3">Variabili, una programma di hello, Scanner, una programma per usare Scanner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4">30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principii programazione classica</text:span></text:span></text:p>
      <text:p text:style-name="P5"><text:span text:style-name="Strong_20_Emphasis"><text:span text:style-name="T4">&gt;Sequenza : codice viene letto e conosciuto dalla riga 1 <text:tab/>alla riga N, in ordine di scritura</text:span></text:span></text:p>
      <text:p text:style-name="P5"><text:span text:style-name="Strong_20_Emphasis"><text:span text:style-name="T4">&gt; Sel</text:span></text:span><text:span text:style-name="Strong_20_Emphasis"><text:span text:style-name="T7">e</text:span></text:span><text:span text:style-name="Strong_20_Emphasis"><text:span text:style-name="T4">zione : scegliere quali comandi eseguire in base a <text:tab/>delle condizioni a nostra scelta.</text:span></text:span></text:p>
      <text:p text:style-name="P5"><text:span text:style-name="Strong_20_Emphasis"><text:span text:style-name="T4"><text:tab/>La selezione ha 3 famiglie di strumenti(IF, </text:span></text:span><text:span text:style-name="Strong_20_Emphasis"><text:span text:style-name="T6">SWITCH</text:span></text:span><text:span text:style-name="Strong_20_Emphasis"><text:span text:style-name="T4">, </text:span></text:span><text:span text:style-name="Strong_20_Emphasis"><text:span text:style-name="T6">TERNARIO</text:span></text:span><text:span text:style-name="Strong_20_Emphasis"><text:span text:style-name="T4">).</text:span></text:span></text:p>
      <text:p text:style-name="P5"><text:soft-page-break/><text:span text:style-name="Strong_20_Emphasis"><text:span text:style-name="T4">&gt; </text:span></text:span><text:span text:style-name="Strong_20_Emphasis"><text:span text:style-name="T8">Iterazione : </text:span></text:span><text:span text:style-name="Strong_20_Emphasis"><text:span text:style-name="T9">(WHILE, FOR)</text:span></text:span></text:p>
      <text:p text:style-name="P5"><text:span text:style-name="Strong_20_Emphasis"><text:span text:style-name="T8"/></text:span></text:p>
      <text:p text:style-name="P11"><text:span text:style-name="Strong_20_Emphasis"><text:span text:style-name="T15">* IF PIATTI(</text:span></text:span><text:span text:style-name="Strong_20_Emphasis"><text:span text:style-name="T4">Nesting</text:span></text:span><text:span text:style-name="Strong_20_Emphasis"><text:span text:style-name="T15">), quando vedi un IF dentro IF</text:span></text:span></text:p>
      <text:p text:style-name="P5"><text:span text:style-name="Strong_20_Emphasis"><text:span text:style-name="T4"/></text:span></text:p>
      <text:p text:style-name="P6"><text:span text:style-name="Strong_20_Emphasis"><text:span text:style-name="T5">01/12<text:line-break/>assente</text:span></text:span></text:p>
      <text:p text:style-name="P6"><text:span text:style-name="Strong_20_Emphasis"><text:span text:style-name="T5"/></text:span></text:p>
      <text:p text:style-name="P7"><text:span text:style-name="Strong_20_Emphasis"><text:span text:style-name="T7">04/12</text:span></text:span></text:p>
      <text:p text:style-name="P7"><text:span text:style-name="Strong_20_Emphasis"><text:span text:style-name="T7"><text:tab/>ternario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05/12</text:span></text:span></text:p>
      <text:p text:style-name="P7"><text:span text:style-name="Strong_20_Emphasis"><text:span text:style-name="T7"><text:tab/>WHILE</text:span></text:span></text:p>
      <text:p text:style-name="P7"><text:span text:style-name="Strong_20_Emphasis"><text:span text:style-name="T7"><text:tab/></text:span></text:span><text:span text:style-name="Strong_20_Emphasis"><text:span text:style-name="T10">POMERIGGIO: Soft SKILLS</text:span></text:span></text:p>
      <text:p text:style-name="P7"><text:span text:style-name="Strong_20_Emphasis"><text:span text:style-name="T10"><text:tab/></text:span></text:span></text:p>
      <text:p text:style-name="P7"><text:span text:style-name="Strong_20_Emphasis"><text:span text:style-name="T10"/></text:span></text:p>
      <text:p text:style-name="P15"><text:span text:style-name="Strong_20_Emphasis"><text:span text:style-name="T27">Domande per Java</text:span></text:span></text:p>
      <text:p text:style-name="P18"><text:span text:style-name="Strong_20_Emphasis"><text:span text:style-name="T12">che cosa è la variabile ?<text:line-break/></text:span></text:span></text:p>
      <text:list text:style-name="L4">
        <text:list-item>
          <text:p text:style-name="P17">contiene un valore o un riferimento a un dato</text:p>
        </text:list-item>
        <text:list-item>
          <text:p text:style-name="P17">rappresenta un'area di memoria associata a un nome simbolico</text:p>
        </text:list-item>
        <text:list-item>
          <text:p text:style-name="P19">con un tipo di data</text:p>
        </text:list-item>
      </text:list>
      <text:p text:style-name="P18"><text:span text:style-name="Strong_20_Emphasis"><text:span text:style-name="T12">che cosa è l</text:span></text:span><text:span text:style-name="Strong_20_Emphasis"><text:span text:style-name="T14">a acronimo DICO</text:span></text:span><text:span text:style-name="Strong_20_Emphasis"><text:span text:style-name="T12"> ?</text:span></text:span></text:p>
      <text:p text:style-name="P7"><text:tab/><text:span text:style-name="T28">È un strategia: Declaration, Initialisation, calculatio and Output.</text:span></text:p>
      <text:p text:style-name="P18"><text:span text:style-name="Strong_20_Emphasis"><text:span text:style-name="T12">che cosa è </text:span></text:span><text:span text:style-name="Strong_20_Emphasis"><text:span text:style-name="T14">la definizione di vettore</text:span></text:span><text:span text:style-name="Strong_20_Emphasis"><text:span text:style-name="T12">?</text:span></text:span></text:p>
      <text:p text:style-name="P18"><text:span text:style-name="Strong_20_Emphasis"><text:span text:style-name="T19"><text:tab/>Una Variabile memorizzati in posizioni contigue di memoria</text:span></text:span></text:p>
      <text:p text:style-name="P18"><text:span text:style-name="Strong_20_Emphasis"><text:span text:style-name="T19"><text:tab/>per dimensione fisso.</text:span></text:span></text:p>
      <text:p text:style-name="P18"><text:span text:style-name="Strong_20_Emphasis"><text:span text:style-name="T19"><text:tab/>rappresenta una sequenza di elementi dello stesso tipo</text:span></text:span><text:span text:style-name="T19"/></text:p>
      <text:p text:style-name="P18"><text:span text:style-name="Strong_20_Emphasis"><text:span text:style-name="T12">quanti e quali sono i principi della programmazione classica?</text:span></text:span></text:p>
      <text:p text:style-name="P18"><text:span text:style-name="Strong_20_Emphasis"><text:span text:style-name="T19"><text:tab/>Sono 3 : Sequenza, selezione e iterazione</text:span></text:span></text:p>
      <text:p text:style-name="P18"><text:span text:style-name="Strong_20_Emphasis"><text:span text:style-name="T12">Quali strumenti compongono la selezione</text:span></text:span></text:p>
      <text:p text:style-name="P18"><text:span text:style-name="Strong_20_Emphasis"><text:span text:style-name="T19"><text:tab/></text:span></text:span><text:span text:style-name="Strong_20_Emphasis"><text:span text:style-name="T20">La selezione ha 3 famiglie di strumenti(IF, </text:span></text:span><text:span text:style-name="Strong_20_Emphasis"><text:span text:style-name="T21">SWITCH</text:span></text:span><text:span text:style-name="Strong_20_Emphasis"><text:span text:style-name="T20">, </text:span></text:span><text:span text:style-name="Strong_20_Emphasis"><text:span text:style-name="T21">TERNARIO</text:span></text:span><text:span text:style-name="Strong_20_Emphasis"><text:span text:style-name="T20">).</text:span></text:span></text:p>
      <text:list text:style-name="L5">
        <text:list-item>
          <text:p text:style-name="P20"><text:span text:style-name="Strong_20_Emphasis"><text:span text:style-name="T22">IF</text:span></text:span></text:p>
        </text:list-item>
      </text:list>
      <text:p text:style-name="P18"><text:span text:style-name="Strong_20_Emphasis"><text:span text:style-name="T22"><text:tab/><text:tab/>si compone di IF PIATTI, IF-ELSE e ELSE-IF</text:span></text:span></text:p>
      <text:p text:style-name="P18"><text:soft-page-break/><text:span text:style-name="Strong_20_Emphasis"><text:span text:style-name="T22"><text:tab/><text:tab/>Tutti questi sottogruppi hanno il compito di porre un o piu condizione al <text:tab/><text:tab/>codice. Gli IF PIATTI verrano sempre eseguiti tutti in ordine di scrittura, <text:tab/><text:tab/>gli IF-ELSE eseguiranno la istruzioni al loro inteno escludono mano a <text:tab/><text:tab/><text:tab/>mano insiemi di dati, cosi come ELSE-IF</text:span></text:span></text:p>
      <text:p text:style-name="P18"><text:span text:style-name="Strong_20_Emphasis"><text:span text:style-name="T22"><text:tab/><text:tab/>ESEMPIO : </text:span></text:span></text:p>
      <text:p text:style-name="P18"><text:span text:style-name="Strong_20_Emphasis"><text:span text:style-name="T22"/></text:span></text:p>
      <text:list text:style-name="L6">
        <text:list-item>
          <text:p text:style-name="P21"><text:span text:style-name="Strong_20_Emphasis"><text:span text:style-name="T22">SWITCH <text:line-break/>si compone di casistiche a cui parogoniamo una singola variabile.</text:span></text:span></text:p>
        </text:list-item>
      </text:list>
      <text:p text:style-name="P18"><text:span text:style-name="Strong_20_Emphasis"><text:span text:style-name="T22"><text:tab/><text:tab/>Ogni casistica si chiama CASE ad è solitamente associata a un BREAK.</text:span></text:span></text:p>
      <text:p text:style-name="P18"><text:span text:style-name="Strong_20_Emphasis"><text:span text:style-name="T22"><text:tab/><text:tab/>OGNi case è come se fosse un blocco di codice a se stante.</text:span></text:span></text:p>
      <text:p text:style-name="P18"><text:span text:style-name="Strong_20_Emphasis"><text:span text:style-name="T22"><text:tab/><text:tab/>È possibile inserire un blocco di codice legata al DEFAULT, che <text:tab/><text:tab/><text:tab/><text:tab/>comprende le casistiche non esplorate nei CASE precedenti.<text:line-break/><text:tab/><text:tab/></text:span></text:span><text:span text:style-name="Strong_20_Emphasis"><text:span text:style-name="T23">ESEMPIO:</text:span></text:span></text:p>
      <text:p text:style-name="P18"><text:span text:style-name="Strong_20_Emphasis"><text:span text:style-name="T23"/></text:span></text:p>
      <text:list text:style-name="L8">
        <text:list-item>
          <text:list>
            <text:list-item>
              <text:list>
                <text:list-item>
                  <text:p text:style-name="P22"><text:span text:style-name="Strong_20_Emphasis"><text:span text:style-name="T22">TERNARIO</text:span></text:span></text:p>
                </text:list-item>
              </text:list>
            </text:list-item>
          </text:list>
        </text:list-item>
      </text:list>
      <text:p text:style-name="P18"><text:span text:style-name="Strong_20_Emphasis"><text:span text:style-name="T22"><text:tab/><text:tab/>è un modo di scrivere una situazione di IF-ELSE compressa.</text:span></text:span></text:p>
      <text:p text:style-name="P18"><text:span text:style-name="Strong_20_Emphasis"><text:span text:style-name="T22"><text:tab/><text:tab/>Ha una sintassi in cui siamo obbligati a dare delle istruzioni sia in caso di <text:tab/><text:tab/>vero che di falso.</text:span></text:span></text:p>
      <text:p text:style-name="P18"><text:span text:style-name="Strong_20_Emphasis"><text:span text:style-name="T22"><text:tab/><text:tab/></text:span></text:span><text:span text:style-name="Strong_20_Emphasis"><text:span text:style-name="T23">ESEMPIO:</text:span></text:span></text:p>
      <text:p text:style-name="P23"><text:span text:style-name="Strong_20_Emphasis"><text:span text:style-name="T17">Definizione di classe?</text:span></text:span></text:p>
      <text:p text:style-name="P23"><text:span text:style-name="Strong_20_Emphasis"><text:span text:style-name="T22"><text:tab/>rappresenta un modello o un prototipo.</text:span></text:span></text:p>
      <text:p text:style-name="P23"><text:span text:style-name="Strong_20_Emphasis"><text:span text:style-name="T22"><text:tab/></text:span></text:span><text:span text:style-name="Strong_20_Emphasis"><text:span text:style-name="T23">per </text:span></text:span><text:span text:style-name="Strong_20_Emphasis"><text:span text:style-name="T22">la creazione di oggetti.</text:span></text:span></text:p>
      <text:p text:style-name="P23"><text:span text:style-name="Strong_20_Emphasis"><text:span text:style-name="T22"><text:tab/></text:span></text:span><text:span text:style-name="Strong_20_Emphasis"><text:span text:style-name="T23">Contiene : le caratteristiche (attributi/</text:span></text:span><text:span text:style-name="Strong_20_Emphasis"><text:span text:style-name="T24">proprietà</text:span></text:span><text:span text:style-name="Strong_20_Emphasis"><text:span text:style-name="T23">) e i comportamenti (metodi).</text:span></text:span></text:p>
      <text:p text:style-name="P23"><text:span text:style-name="Strong_20_Emphasis"><text:span text:style-name="T23"><text:tab/>per organizzare il codice in maniera modulare e riutilizzabile.</text:span></text:span></text:p>
      <text:p text:style-name="P24"><text:span text:style-name="Strong_20_Emphasis"><text:span text:style-name="T23"><text:tab/>consentendo la creazione di istanze specifiche (oggetti). </text:span></text:span></text:p>
      <text:p text:style-name="P24"><text:span text:style-name="Strong_20_Emphasis"><text:span text:style-name="T23"><text:tab/></text:span></text:span><text:span text:style-name="Strong_20_Emphasis"><text:span text:style-name="T24">Oggetti creati da una classe</text:span></text:span><text:span text:style-name="Strong_20_Emphasis"><text:span text:style-name="T23"> condividono stesse proprietà e comportamenti <text:tab/><text:tab/><text:tab/><text:tab/><text:tab/><text:tab/><text:tab/><text:tab/><text:tab/><text:tab/>definiti dalla classe.</text:span></text:span></text:p>
      <text:p text:style-name="P24"><text:span text:style-name="Strong_20_Emphasis"><text:span text:style-name="T17">Definizione di costruttore?</text:span></text:span></text:p>
      <text:p text:style-name="P24"><text:span text:style-name="Strong_20_Emphasis"><text:span text:style-name="T24"><text:tab/></text:span></text:span></text:p>
      <text:p text:style-name="P24"><text:span text:style-name="Strong_20_Emphasis"><text:span text:style-name="T24"><text:tab/><text:tab/><text:tab/>È un metodo che ha il compito di costruire oggetti, tramite la della proprietà stessa.</text:span></text:span></text:p>
      <text:p text:style-name="P24"><text:span text:style-name="Strong_20_Emphasis"><text:span text:style-name="T24">è un </text:span></text:span><text:span text:style-name="Strong_20_Emphasis"><text:span text:style-name="T25">metodo</text:span></text:span><text:span text:style-name="Strong_20_Emphasis"><text:span text:style-name="T24"> speciale di una classe che viene chiamato automaticamente</text:span></text:span></text:p>
      <text:p text:style-name="P24"><text:span text:style-name="Strong_20_Emphasis"><text:span text:style-name="T24"><text:tab/>I costruttori hanno lo stesso nome della classe</text:span></text:span></text:p>
      <text:p text:style-name="P24"><text:span text:style-name="Strong_20_Emphasis"><text:span text:style-name="T24"><text:tab/>possono essere utilizzati per passare valori iniziali agli attributi dell'oggetto <text:tab/><text:tab/><text:tab/><text:tab/><text:tab/><text:tab/><text:tab/>durante la creazione.</text:span></text:span></text:p>
      <text:p text:style-name="P24"><text:span text:style-name="Strong_20_Emphasis"><text:span text:style-name="T18">Definizione di firma del metodo:</text:span></text:span></text:p>
      <text:p text:style-name="P24"><text:span text:style-name="Strong_20_Emphasis"><text:span text:style-name="T24"><text:tab/><text:tab/>La firma del metodo è composto del nome e dal tipo e dell’ordine dei sui <text:tab/><text:tab/>paremetri.</text:span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8"><text:soft-page-break/><text:span text:style-name="Strong_20_Emphasis"><text:span text:style-name="T26">SOFT</text:span></text:span></text:p>
      <text:p text:style-name="P8"><text:span text:style-name="Strong_20_Emphasis"><text:span text:style-name="T13">C</text:span></text:span><text:span text:style-name="Strong_20_Emphasis"><text:span text:style-name="T11">ompetenze comportamentali e alle mentalità (Lavoro in team ecc ecc).</text:span></text:span></text:p>
      <text:p text:style-name="P8"><text:span text:style-name="Strong_20_Emphasis"><text:span text:style-name="T11">Autovalutazione.</text:span></text:span></text:p>
      <text:p text:style-name="P9"><text:span text:style-name="Strong_20_Emphasis"><text:span text:style-name="T11">Gestione del tempo (Organizzazione).</text:span></text:span></text:p>
      <text:list text:style-name="L2">
        <text:list-item>
          <text:p text:style-name="P13"><text:span text:style-name="Strong_20_Emphasis"><text:span text:style-name="T13">Chi arriva in 10 minuti in anticipo è in tempo.</text:span></text:span></text:p>
        </text:list-item>
        <text:list-item>
          <text:p text:style-name="P13"><text:span text:style-name="Strong_20_Emphasis"><text:span text:style-name="T13">Chi arriva preciso è ritardo</text:span></text:span></text:p>
        </text:list-item>
        <text:list-item>
          <text:p text:style-name="P13"><text:span text:style-name="Strong_20_Emphasis"><text:span text:style-name="T13">chi arriva dopo 1 minuto è inaccettabile.</text:span></text:span></text:p>
        </text:list-item>
        <text:list-item>
          <text:p text:style-name="P13"><text:span text:style-name="Strong_20_Emphasis"><text:span text:style-name="T13">Segnare e Fare prima le cose importante</text:span></text:span></text:p>
        </text:list-item>
      </text:list>
      <text:p text:style-name="P12"><text:span text:style-name="Strong_20_Emphasis"><text:span text:style-name="T16">Victim mindset (</text:span></text:span><text:span text:style-name="Strong_20_Emphasis"><text:span text:style-name="T13">vittima-spettatore</text:span></text:span><text:span text:style-name="Strong_20_Emphasis"><text:span text:style-name="T16">) &amp; Creator Mindset (la mentalità dell’attore-creatore)</text:span></text:span></text:p>
      <text:list text:style-name="L3">
        <text:list-item>
          <text:p text:style-name="P16"><text:span text:style-name="Strong_20_Emphasis"><text:span text:style-name="T16">n Generation, la responsabilità personale viene definita come (1) assumersi la responsabilità, (2) lavorare sodo e (3) portare a termine gli impegni presi (4) senza trovare scuse.</text:span></text:span></text:p>
        </text:list-item>
        <text:list-item>
          <text:p text:style-name="P16"><text:span text:style-name="Strong_20_Emphasis"><text:span text:style-name="T16">considerare gli errori come un’opportunità per imparare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7:16:00.400374988</meta:creation-date>
    <dc:date>2023-12-21T17:58:39.323442997</dc:date>
    <meta:editing-duration>P1DT39M52S</meta:editing-duration>
    <meta:editing-cycles>16</meta:editing-cycles>
    <meta:generator>LibreOffice/7.6.4.1$Linux_X86_64 LibreOffice_project/60$Build-1</meta:generator>
    <meta:document-statistic meta:table-count="0" meta:image-count="0" meta:object-count="0" meta:page-count="4" meta:paragraph-count="83" meta:word-count="619" meta:character-count="4010" meta:non-whitespace-character-count="3400"/>
  </office:meta>
</office:document-meta>
</file>